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3.102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ro1" style:family="table-row">
      <style:table-row-properties style:row-height="4.538cm"/>
    </style:style>
    <style:style style:name="ro2" style:family="table-row">
      <style:table-row-properties style:row-height="4.263cm"/>
    </style:style>
    <style:style style:name="ro3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100pt" style:font-size-asian="100pt" style:font-size-complex="100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5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5cm" svg:height="2.75cm" svg:x="30cm" svg:y="1cm">
          <draw:text-box>
            <text:p>s 2</text:p>
          </draw:text-box>
        </draw:frame>
        <draw:g>
          <draw:g>
            <draw:custom-shape draw:style-name="gr4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30.439cm" svg:y1="3.687cm" svg:x2="34.499cm" svg:y2="3.687cm">
              <text:p/>
            </draw:line>
            <draw:line draw:style-name="gr6" draw:text-style-name="P1" draw:layer="layout" svg:x1="31.251cm" svg:y1="2.875cm" svg:x2="31.251cm" svg:y2="4.5cm">
              <text:p/>
            </draw:line>
            <draw:line draw:style-name="gr6" draw:text-style-name="P1" draw:layer="layout" svg:x1="32.063cm" svg:y1="2.875cm" svg:x2="32.063cm" svg:y2="4.5cm">
              <text:p/>
            </draw:line>
            <draw:line draw:style-name="gr6" draw:text-style-name="P1" draw:layer="layout" svg:x1="32.875cm" svg:y1="2.875cm" svg:x2="32.875cm" svg:y2="4.5cm">
              <text:p/>
            </draw:line>
            <draw:line draw:style-name="gr6" draw:text-style-name="P1" draw:layer="layout" svg:x1="33.687cm" svg:y1="2.875cm" svg:x2="33.687cm" svg:y2="4.5cm">
              <text:p/>
            </draw:line>
          </draw:g>
          <draw:custom-shape draw:style-name="gr7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2.187cm" svg:x2="16.799cm" svg:y2="12.187cm">
              <text:p/>
            </draw:line>
            <draw:line draw:style-name="gr6" draw:text-style-name="P1" draw:layer="layout" svg:x1="13.551cm" svg:y1="11.375cm" svg:x2="13.551cm" svg:y2="13cm">
              <text:p/>
            </draw:line>
            <draw:line draw:style-name="gr6" draw:text-style-name="P1" draw:layer="layout" svg:x1="14.363cm" svg:y1="11.375cm" svg:x2="14.363cm" svg:y2="13cm">
              <text:p/>
            </draw:line>
            <draw:line draw:style-name="gr6" draw:text-style-name="P1" draw:layer="layout" svg:x1="15.175cm" svg:y1="11.375cm" svg:x2="15.175cm" svg:y2="13cm">
              <text:p/>
            </draw:line>
            <draw:line draw:style-name="gr6" draw:text-style-name="P1" draw:layer="layout" svg:x1="15.986cm" svg:y1="11.375cm" svg:x2="15.986cm" svg:y2="13cm">
              <text:p/>
            </draw:line>
          </draw:g>
          <draw:custom-shape draw:style-name="gr7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6.687cm" svg:x2="11.199cm" svg:y2="16.687cm">
              <text:p/>
            </draw:line>
            <draw:line draw:style-name="gr6" draw:text-style-name="P1" draw:layer="layout" svg:x1="7.951cm" svg:y1="15.875cm" svg:x2="7.951cm" svg:y2="17.5cm">
              <text:p/>
            </draw:line>
            <draw:line draw:style-name="gr6" draw:text-style-name="P1" draw:layer="layout" svg:x1="8.764cm" svg:y1="15.875cm" svg:x2="8.764cm" svg:y2="17.5cm">
              <text:p/>
            </draw:line>
            <draw:line draw:style-name="gr6" draw:text-style-name="P1" draw:layer="layout" svg:x1="9.576cm" svg:y1="15.875cm" svg:x2="9.576cm" svg:y2="17.5cm">
              <text:p/>
            </draw:line>
            <draw:line draw:style-name="gr6" draw:text-style-name="P1" draw:layer="layout" svg:x1="10.387cm" svg:y1="15.875cm" svg:x2="10.387cm" svg:y2="17.5cm">
              <text:p/>
            </draw:line>
          </draw:g>
          <draw:custom-shape draw:style-name="gr7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01cm" svg:y1="16.687cm" svg:x2="22.261cm" svg:y2="16.687cm">
              <text:p/>
            </draw:line>
            <draw:line draw:style-name="gr6" draw:text-style-name="P1" draw:layer="layout" svg:x1="19.013cm" svg:y1="15.875cm" svg:x2="19.013cm" svg:y2="17.5cm">
              <text:p/>
            </draw:line>
            <draw:line draw:style-name="gr6" draw:text-style-name="P1" draw:layer="layout" svg:x1="19.825cm" svg:y1="15.875cm" svg:x2="19.825cm" svg:y2="17.5cm">
              <text:p/>
            </draw:line>
            <draw:line draw:style-name="gr6" draw:text-style-name="P1" draw:layer="layout" svg:x1="20.637cm" svg:y1="15.875cm" svg:x2="20.637cm" svg:y2="17.5cm">
              <text:p/>
            </draw:line>
            <draw:line draw:style-name="gr6" draw:text-style-name="P1" draw:layer="layout" svg:x1="21.449cm" svg:y1="15.875cm" svg:x2="21.449cm" svg:y2="17.5cm">
              <text:p/>
            </draw:line>
          </draw:g>
          <draw:custom-shape draw:style-name="gr7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7.312cm" svg:x2="16.799cm" svg:y2="7.312cm">
              <text:p/>
            </draw:line>
            <draw:line draw:style-name="gr6" draw:text-style-name="P1" draw:layer="layout" svg:x1="13.551cm" svg:y1="6.5cm" svg:x2="13.551cm" svg:y2="8.125cm">
              <text:p/>
            </draw:line>
            <draw:line draw:style-name="gr6" draw:text-style-name="P1" draw:layer="layout" svg:x1="14.364cm" svg:y1="6.5cm" svg:x2="14.364cm" svg:y2="8.125cm">
              <text:p/>
            </draw:line>
            <draw:line draw:style-name="gr6" draw:text-style-name="P1" draw:layer="layout" svg:x1="15.176cm" svg:y1="6.5cm" svg:x2="15.176cm" svg:y2="8.125cm">
              <text:p/>
            </draw:line>
            <draw:line draw:style-name="gr6" draw:text-style-name="P1" draw:layer="layout" svg:x1="15.988cm" svg:y1="6.5cm" svg:x2="15.988cm" svg:y2="8.125cm">
              <text:p/>
            </draw:line>
          </draw:g>
          <draw:custom-shape draw:style-name="gr7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12.312cm" svg:x2="22.26cm" svg:y2="12.312cm">
              <text:p/>
            </draw:line>
            <draw:line draw:style-name="gr6" draw:text-style-name="P1" draw:layer="layout" svg:x1="19.012cm" svg:y1="11.5cm" svg:x2="19.012cm" svg:y2="13.125cm">
              <text:p/>
            </draw:line>
            <draw:line draw:style-name="gr6" draw:text-style-name="P1" draw:layer="layout" svg:x1="19.824cm" svg:y1="11.5cm" svg:x2="19.824cm" svg:y2="13.125cm">
              <text:p/>
            </draw:line>
            <draw:line draw:style-name="gr6" draw:text-style-name="P1" draw:layer="layout" svg:x1="20.636cm" svg:y1="11.5cm" svg:x2="20.636cm" svg:y2="13.125cm">
              <text:p/>
            </draw:line>
            <draw:line draw:style-name="gr6" draw:text-style-name="P1" draw:layer="layout" svg:x1="21.448cm" svg:y1="11.5cm" svg:x2="21.448cm" svg:y2="13.125cm">
              <text:p/>
            </draw:line>
          </draw:g>
          <draw:custom-shape draw:style-name="gr7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2.313cm" svg:x2="11.199cm" svg:y2="12.313cm">
              <text:p/>
            </draw:line>
            <draw:line draw:style-name="gr6" draw:text-style-name="P1" draw:layer="layout" svg:x1="7.951cm" svg:y1="11.501cm" svg:x2="7.951cm" svg:y2="13.126cm">
              <text:p/>
            </draw:line>
            <draw:line draw:style-name="gr6" draw:text-style-name="P1" draw:layer="layout" svg:x1="8.764cm" svg:y1="11.501cm" svg:x2="8.764cm" svg:y2="13.126cm">
              <text:p/>
            </draw:line>
            <draw:line draw:style-name="gr6" draw:text-style-name="P1" draw:layer="layout" svg:x1="9.575cm" svg:y1="11.501cm" svg:x2="9.575cm" svg:y2="13.126cm">
              <text:p/>
            </draw:line>
            <draw:line draw:style-name="gr6" draw:text-style-name="P1" draw:layer="layout" svg:x1="10.387cm" svg:y1="11.501cm" svg:x2="10.387cm" svg:y2="13.126cm">
              <text:p/>
            </draw:line>
          </draw:g>
          <draw:custom-shape draw:style-name="gr7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7.313cm" svg:x2="11.199cm" svg:y2="7.313cm">
              <text:p/>
            </draw:line>
            <draw:line draw:style-name="gr6" draw:text-style-name="P1" draw:layer="layout" svg:x1="7.951cm" svg:y1="6.5cm" svg:x2="7.951cm" svg:y2="8.125cm">
              <text:p/>
            </draw:line>
            <draw:line draw:style-name="gr6" draw:text-style-name="P1" draw:layer="layout" svg:x1="8.764cm" svg:y1="6.5cm" svg:x2="8.764cm" svg:y2="8.125cm">
              <text:p/>
            </draw:line>
            <draw:line draw:style-name="gr6" draw:text-style-name="P1" draw:layer="layout" svg:x1="9.576cm" svg:y1="6.5cm" svg:x2="9.576cm" svg:y2="8.125cm">
              <text:p/>
            </draw:line>
            <draw:line draw:style-name="gr6" draw:text-style-name="P1" draw:layer="layout" svg:x1="10.387cm" svg:y1="6.5cm" svg:x2="10.387cm" svg:y2="8.125cm">
              <text:p/>
            </draw:line>
          </draw:g>
          <draw:custom-shape draw:style-name="gr7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6.688cm" svg:x2="16.799cm" svg:y2="16.688cm">
              <text:p/>
            </draw:line>
            <draw:line draw:style-name="gr6" draw:text-style-name="P1" draw:layer="layout" svg:x1="13.55cm" svg:y1="15.876cm" svg:x2="13.55cm" svg:y2="17.501cm">
              <text:p/>
            </draw:line>
            <draw:line draw:style-name="gr6" draw:text-style-name="P1" draw:layer="layout" svg:x1="14.363cm" svg:y1="15.876cm" svg:x2="14.363cm" svg:y2="17.501cm">
              <text:p/>
            </draw:line>
            <draw:line draw:style-name="gr6" draw:text-style-name="P1" draw:layer="layout" svg:x1="15.175cm" svg:y1="15.876cm" svg:x2="15.175cm" svg:y2="17.501cm">
              <text:p/>
            </draw:line>
            <draw:line draw:style-name="gr6" draw:text-style-name="P1" draw:layer="layout" svg:x1="15.986cm" svg:y1="15.876cm" svg:x2="15.986cm" svg:y2="17.501cm">
              <text:p/>
            </draw:line>
          </draw:g>
          <draw:custom-shape draw:style-name="gr7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7.187cm" svg:x2="22.26cm" svg:y2="7.187cm">
              <text:p/>
            </draw:line>
            <draw:line draw:style-name="gr6" draw:text-style-name="P1" draw:layer="layout" svg:x1="19.012cm" svg:y1="6.375cm" svg:x2="19.012cm" svg:y2="8cm">
              <text:p/>
            </draw:line>
            <draw:line draw:style-name="gr6" draw:text-style-name="P1" draw:layer="layout" svg:x1="19.824cm" svg:y1="6.375cm" svg:x2="19.824cm" svg:y2="8cm">
              <text:p/>
            </draw:line>
            <draw:line draw:style-name="gr6" draw:text-style-name="P1" draw:layer="layout" svg:x1="20.636cm" svg:y1="6.375cm" svg:x2="20.636cm" svg:y2="8cm">
              <text:p/>
            </draw:line>
            <draw:line draw:style-name="gr6" draw:text-style-name="P1" draw:layer="layout" svg:x1="21.448cm" svg:y1="6.375cm" svg:x2="21.448cm" svg:y2="8cm">
              <text:p/>
            </draw:line>
          </draw:g>
          <draw:custom-shape draw:style-name="gr7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" draw:layer="layout" svg:width="8cm" svg:height="9.25cm" svg:x="-7.5cm" svg:y="-0.5cm">
          <draw:text-box>
            <text:p><text:span text:style-name="T3">??</text:span></text:p>
          </draw:text-box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cm" svg:height="3.314cm" svg:x="24.2cm" svg:y="7.153cm">
          <text:p text:style-name="P1"><text:span text:style-name="T2">1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5cm" svg:height="2.75cm" svg:x="30cm" svg:y="1cm">
          <draw:text-box>
            <text:p>s 3</text:p>
          </draw:text-box>
        </draw:frame>
        <draw:g>
          <draw:custom-shape draw:style-name="gr12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3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14.78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9.153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941cm" svg:y="1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20.417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2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cm" svg:x="1.501cm" svg:y="2.5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7cm">
          <text:p text:style-name="P1"><text:span text:style-name="T1">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1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6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2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7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1.5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6cm">
          <text:p text:style-name="P1"><text:span text:style-name="T1">4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4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4">10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4">8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3.3cm" svg:height="2.75cm" svg:x="29.701cm" svg:y="0cm">
          <draw:text-box>
            <text:p><text:span text:style-name="T5">s9</text:span></text:p>
          </draw:text-box>
        </draw:frame>
        <draw:frame draw:style-name="gr14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6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3" draw:text-style-name="P5" draw:layer="layout" svg:width="4.5cm" svg:height="2.75cm" svg:x="30cm" svg:y="1cm">
          <draw:text-box>
            <text:p><text:span text:style-name="T5">s 4</text:span></text:p>
          </draw:text-box>
        </draw:frame>
        <draw:g>
          <draw:g>
            <draw:custom-shape draw:style-name="gr16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5cm" svg:y1="11.997cm" svg:x2="16.677cm" svg:y2="11.997cm">
              <text:p/>
            </draw:line>
            <draw:line draw:style-name="gr18" draw:text-style-name="P1" draw:layer="layout" svg:x1="13.336cm" svg:y1="11.162cm" svg:x2="13.336cm" svg:y2="12.833cm">
              <text:p/>
            </draw:line>
            <draw:line draw:style-name="gr18" draw:text-style-name="P1" draw:layer="layout" svg:x1="14.171cm" svg:y1="11.162cm" svg:x2="14.171cm" svg:y2="12.833cm">
              <text:p/>
            </draw:line>
            <draw:line draw:style-name="gr18" draw:text-style-name="P1" draw:layer="layout" svg:x1="15.006cm" svg:y1="11.162cm" svg:x2="15.006cm" svg:y2="12.833cm">
              <text:p/>
            </draw:line>
            <draw:line draw:style-name="gr18" draw:text-style-name="P1" draw:layer="layout" svg:x1="15.842cm" svg:y1="11.162cm" svg:x2="15.842cm" svg:y2="12.833cm">
              <text:p/>
            </draw:line>
          </draw:g>
          <draw:custom-shape draw:style-name="gr13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1.997cm" svg:x2="11.177cm" svg:y2="11.997cm">
              <text:p/>
            </draw:line>
            <draw:line draw:style-name="gr18" draw:text-style-name="P1" draw:layer="layout" svg:x1="7.836cm" svg:y1="11.162cm" svg:x2="7.836cm" svg:y2="12.833cm">
              <text:p/>
            </draw:line>
            <draw:line draw:style-name="gr18" draw:text-style-name="P1" draw:layer="layout" svg:x1="8.671cm" svg:y1="11.162cm" svg:x2="8.671cm" svg:y2="12.833cm">
              <text:p/>
            </draw:line>
            <draw:line draw:style-name="gr18" draw:text-style-name="P1" draw:layer="layout" svg:x1="9.506cm" svg:y1="11.162cm" svg:x2="9.506cm" svg:y2="12.833cm">
              <text:p/>
            </draw:line>
            <draw:line draw:style-name="gr18" draw:text-style-name="P1" draw:layer="layout" svg:x1="10.342cm" svg:y1="11.162cm" svg:x2="10.342cm" svg:y2="12.833cm">
              <text:p/>
            </draw:line>
          </draw:g>
          <draw:custom-shape draw:style-name="gr13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6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1" draw:layer="layout" svg:x1="30.323cm" svg:y1="3.502cm" svg:x2="34.5cm" svg:y2="3.502cm">
                <text:p/>
              </draw:line>
              <draw:line draw:style-name="gr18" draw:text-style-name="P1" draw:layer="layout" svg:x1="31.158cm" svg:y1="2.667cm" svg:x2="31.158cm" svg:y2="4.338cm">
                <text:p/>
              </draw:line>
              <draw:line draw:style-name="gr18" draw:text-style-name="P1" draw:layer="layout" svg:x1="31.994cm" svg:y1="2.667cm" svg:x2="31.994cm" svg:y2="4.338cm">
                <text:p/>
              </draw:line>
              <draw:line draw:style-name="gr18" draw:text-style-name="P1" draw:layer="layout" svg:x1="32.829cm" svg:y1="2.667cm" svg:x2="32.829cm" svg:y2="4.338cm">
                <text:p/>
              </draw:line>
              <draw:line draw:style-name="gr18" draw:text-style-name="P1" draw:layer="layout" svg:x1="33.664cm" svg:y1="2.667cm" svg:x2="33.664cm" svg:y2="4.338cm">
                <text:p/>
              </draw:line>
            </draw:g>
            <draw:custom-shape draw:style-name="gr13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6.498cm" svg:x2="22.5cm" svg:y2="16.498cm">
              <text:p/>
            </draw:line>
            <draw:line draw:style-name="gr18" draw:text-style-name="P1" draw:layer="layout" svg:x1="19.159cm" svg:y1="15.662cm" svg:x2="19.159cm" svg:y2="17.333cm">
              <text:p/>
            </draw:line>
            <draw:line draw:style-name="gr18" draw:text-style-name="P1" draw:layer="layout" svg:x1="19.994cm" svg:y1="15.662cm" svg:x2="19.994cm" svg:y2="17.333cm">
              <text:p/>
            </draw:line>
            <draw:line draw:style-name="gr18" draw:text-style-name="P1" draw:layer="layout" svg:x1="20.829cm" svg:y1="15.662cm" svg:x2="20.829cm" svg:y2="17.333cm">
              <text:p/>
            </draw:line>
            <draw:line draw:style-name="gr18" draw:text-style-name="P1" draw:layer="layout" svg:x1="21.665cm" svg:y1="15.662cm" svg:x2="21.665cm" svg:y2="17.333cm">
              <text:p/>
            </draw:line>
          </draw:g>
          <draw:custom-shape draw:style-name="gr13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6.498cm" svg:x2="11.177cm" svg:y2="16.498cm">
              <text:p/>
            </draw:line>
            <draw:line draw:style-name="gr18" draw:text-style-name="P1" draw:layer="layout" svg:x1="7.836cm" svg:y1="15.662cm" svg:x2="7.836cm" svg:y2="17.333cm">
              <text:p/>
            </draw:line>
            <draw:line draw:style-name="gr18" draw:text-style-name="P1" draw:layer="layout" svg:x1="8.671cm" svg:y1="15.662cm" svg:x2="8.671cm" svg:y2="17.333cm">
              <text:p/>
            </draw:line>
            <draw:line draw:style-name="gr18" draw:text-style-name="P1" draw:layer="layout" svg:x1="9.506cm" svg:y1="15.662cm" svg:x2="9.506cm" svg:y2="17.333cm">
              <text:p/>
            </draw:line>
            <draw:line draw:style-name="gr18" draw:text-style-name="P1" draw:layer="layout" svg:x1="10.342cm" svg:y1="15.662cm" svg:x2="10.342cm" svg:y2="17.333cm">
              <text:p/>
            </draw:line>
          </draw:g>
          <draw:custom-shape draw:style-name="gr13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823cm" svg:y1="7.497cm" svg:x2="17cm" svg:y2="7.497cm">
              <text:p/>
            </draw:line>
            <draw:line draw:style-name="gr18" draw:text-style-name="P1" draw:layer="layout" svg:x1="13.659cm" svg:y1="6.662cm" svg:x2="13.659cm" svg:y2="8.333cm">
              <text:p/>
            </draw:line>
            <draw:line draw:style-name="gr18" draw:text-style-name="P1" draw:layer="layout" svg:x1="14.494cm" svg:y1="6.662cm" svg:x2="14.494cm" svg:y2="8.333cm">
              <text:p/>
            </draw:line>
            <draw:line draw:style-name="gr18" draw:text-style-name="P1" draw:layer="layout" svg:x1="15.329cm" svg:y1="6.662cm" svg:x2="15.329cm" svg:y2="8.333cm">
              <text:p/>
            </draw:line>
            <draw:line draw:style-name="gr18" draw:text-style-name="P1" draw:layer="layout" svg:x1="16.165cm" svg:y1="6.662cm" svg:x2="16.165cm" svg:y2="8.333cm">
              <text:p/>
            </draw:line>
          </draw:g>
          <draw:custom-shape draw:style-name="gr13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.084cm" svg:y="6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.084cm" svg:y1="7.389cm" svg:x2="11.261cm" svg:y2="7.389cm">
              <text:p/>
            </draw:line>
            <draw:line draw:style-name="gr18" draw:text-style-name="P1" draw:layer="layout" svg:x1="7.919cm" svg:y1="6.554cm" svg:x2="7.919cm" svg:y2="8.225cm">
              <text:p/>
            </draw:line>
            <draw:line draw:style-name="gr18" draw:text-style-name="P1" draw:layer="layout" svg:x1="8.755cm" svg:y1="6.554cm" svg:x2="8.755cm" svg:y2="8.225cm">
              <text:p/>
            </draw:line>
            <draw:line draw:style-name="gr18" draw:text-style-name="P1" draw:layer="layout" svg:x1="9.59cm" svg:y1="6.554cm" svg:x2="9.59cm" svg:y2="8.225cm">
              <text:p/>
            </draw:line>
            <draw:line draw:style-name="gr18" draw:text-style-name="P1" draw:layer="layout" svg:x1="10.425cm" svg:y1="6.554cm" svg:x2="10.425cm" svg:y2="8.225cm">
              <text:p/>
            </draw:line>
          </draw:g>
          <draw:custom-shape draw:style-name="gr13" draw:text-style-name="P1" draw:layer="layout" svg:width="0.836cm" svg:height="0.167cm" svg:x="7.91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7.919cm" svg:y="8.2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8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323cm" svg:y="6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323cm" svg:y="7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2.003cm" svg:x2="22.5cm" svg:y2="12.003cm">
              <text:p/>
            </draw:line>
            <draw:line draw:style-name="gr18" draw:text-style-name="P1" draw:layer="layout" svg:x1="19.158cm" svg:y1="11.167cm" svg:x2="19.158cm" svg:y2="12.838cm">
              <text:p/>
            </draw:line>
            <draw:line draw:style-name="gr18" draw:text-style-name="P1" draw:layer="layout" svg:x1="19.994cm" svg:y1="11.167cm" svg:x2="19.994cm" svg:y2="12.838cm">
              <text:p/>
            </draw:line>
            <draw:line draw:style-name="gr18" draw:text-style-name="P1" draw:layer="layout" svg:x1="20.829cm" svg:y1="11.167cm" svg:x2="20.829cm" svg:y2="12.838cm">
              <text:p/>
            </draw:line>
            <draw:line draw:style-name="gr18" draw:text-style-name="P1" draw:layer="layout" svg:x1="21.664cm" svg:y1="11.167cm" svg:x2="21.664cm" svg:y2="12.838cm">
              <text:p/>
            </draw:line>
          </draw:g>
          <draw:custom-shape draw:style-name="gr13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701cm" svg:y="1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701cm" svg:y1="16.519cm" svg:x2="16.878cm" svg:y2="16.519cm">
              <text:p/>
            </draw:line>
            <draw:line draw:style-name="gr18" draw:text-style-name="P1" draw:layer="layout" svg:x1="13.536cm" svg:y1="15.683cm" svg:x2="13.536cm" svg:y2="17.354cm">
              <text:p/>
            </draw:line>
            <draw:line draw:style-name="gr18" draw:text-style-name="P1" draw:layer="layout" svg:x1="14.372cm" svg:y1="15.683cm" svg:x2="14.372cm" svg:y2="17.354cm">
              <text:p/>
            </draw:line>
            <draw:line draw:style-name="gr18" draw:text-style-name="P1" draw:layer="layout" svg:x1="15.207cm" svg:y1="15.683cm" svg:x2="15.207cm" svg:y2="17.354cm">
              <text:p/>
            </draw:line>
            <draw:line draw:style-name="gr18" draw:text-style-name="P1" draw:layer="layout" svg:x1="16.042cm" svg:y1="15.683cm" svg:x2="16.042cm" svg:y2="17.354cm">
              <text:p/>
            </draw:line>
          </draw:g>
          <draw:custom-shape draw:style-name="gr13" draw:text-style-name="P1" draw:layer="layout" svg:width="0.836cm" svg:height="0.167cm" svg:x="13.536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3.536cm" svg:y="17.3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7.3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94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786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2.94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786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18.323cm" svg:y1="7.502cm" svg:x2="22.5cm" svg:y2="7.502cm">
            <text:p/>
          </draw:line>
          <draw:line draw:style-name="gr20" draw:text-style-name="P1" draw:layer="layout" svg:x1="19.158cm" svg:y1="6.667cm" svg:x2="19.158cm" svg:y2="8.338cm">
            <text:p/>
          </draw:line>
          <draw:line draw:style-name="gr20" draw:text-style-name="P1" draw:layer="layout" svg:x1="19.994cm" svg:y1="6.667cm" svg:x2="19.994cm" svg:y2="8.338cm">
            <text:p/>
          </draw:line>
          <draw:line draw:style-name="gr20" draw:text-style-name="P1" draw:layer="layout" svg:x1="20.829cm" svg:y1="6.667cm" svg:x2="20.829cm" svg:y2="8.338cm">
            <text:p/>
          </draw:line>
          <draw:line draw:style-name="gr20" draw:text-style-name="P1" draw:layer="layout" svg:x1="21.664cm" svg:y1="6.667cm" svg:x2="21.664cm" svg:y2="8.338cm">
            <text:p/>
          </draw:line>
          <draw:custom-shape draw:style-name="gr13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4cm" svg:height="1.865cm" svg:x="4.136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1.572cm" svg:y="16.89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801cm" svg:y="1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5cm" svg:y="17.1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.953cm" svg:y="12.92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3.473cm" svg:y="18.9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7cm" svg:y="12.9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3.601cm" svg:y="2.92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35cm" svg:y="1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91cm" svg:y="11.85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9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5cm" svg:height="2.75cm" svg:x="30cm" svg:y="1cm">
          <draw:text-box>
            <text:p>s 5</text:p>
          </draw:text-box>
        </draw:frame>
        <draw:frame draw:style-name="gr22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23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23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23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22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22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32.749cm" svg:y="9.76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21cm" svg:height="2.32cm" svg:x="30.589cm" svg:y="6.83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22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175cm" svg:height="2.176cm" svg:x="13.631cm" svg:y="6.439cm">
          <draw:image xlink:href="Pictures/100000000000006900000069C0381401.gif" xlink:type="simple" xlink:show="embed" xlink:actuate="onLoad">
            <text:p/>
          </draw:image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0+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5cm" svg:height="2.75cm" svg:x="30cm" svg:y="1cm">
          <draw:text-box>
            <text:p>s 6</text:p>
          </draw:text-box>
        </draw:frame>
        <draw:g>
          <draw:custom-shape draw:style-name="gr24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6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6" draw:layer="layout" svg:width="0.857cm" svg:height="0.857cm" svg:x="31.88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857cm" svg:height="0.857cm" svg:x="32.737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0.857cm" svg:height="0.857cm" svg:x="33.594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6" draw:layer="layout" svg:width="0.858cm" svg:height="0.857cm" svg:x="34.451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6" draw:layer="layout" svg:width="0.857cm" svg:height="0.858cm" svg:x="31.995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" draw:layer="layout" svg:width="0.857cm" svg:height="0.858cm" svg:x="32.85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" draw:layer="layout" svg:width="0.857cm" svg:height="0.858cm" svg:x="33.709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6" draw:layer="layout" svg:width="0.857cm" svg:height="0.857cm" svg:x="12.714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" draw:layer="layout" svg:width="0.857cm" svg:height="0.857cm" svg:x="13.571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0.857cm" svg:height="0.857cm" svg:x="14.428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" draw:layer="layout" svg:width="0.858cm" svg:height="0.857cm" svg:x="15.28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" draw:layer="layout" svg:width="0.857cm" svg:height="0.857cm" svg:x="16.143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714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571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7cm" svg:x="14.429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8cm" svg:x="30.71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8cm" svg:x="31.567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2.425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3.282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4.139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58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437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8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43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95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152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6.009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18.061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18.918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19.776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20.633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.061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918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76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633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9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9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4cm" svg:height="1.865cm" svg:x="3.167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229cm" svg:y="16.55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65cm" svg:y="17.9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3.102cm" svg:y="16.34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5.377cm" svg:y="3.4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6.58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6.6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7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542cm" svg:y="11.81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26cm" svg:y="11.7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1.512cm" svg:y="12.5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14cm" svg:y="2.73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8cm" svg:y="4.59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7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1.77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.54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31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08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.877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576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275cm" svg:y="13.684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5cm" svg:height="2.75cm" svg:x="30cm" svg:y="1cm">
          <draw:text-box>
            <text:p>s 7</text:p>
          </draw:text-box>
        </draw:frame>
        <draw:custom-shape draw:style-name="gr40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40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9" draw:text-style-name="P1" draw:layer="layout" svg:width="1.63cm" svg:height="1.641cm" svg:x="1.086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6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1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6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814cm" svg:y="16.39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873cm" svg:y="16.3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5.993cm" svg:y="8.18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6.068cm" svg:y="2.91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494cm" svg:y="8.01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65cm" svg:y="2.90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4.53cm" svg:y="4.454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3.452cm" svg:height="1.806cm" svg:x="22.802cm" svg:y="12.57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342cm" svg:y="8.133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.087cm" svg:y="8.141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1.904cm" svg:y="17.275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0.461cm" svg:y="15.17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6.20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142cm" svg:y="17.24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8.1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3.452cm" svg:height="1.806cm" svg:x="2.27cm" svg:y="12.6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4.229cm" svg:y="4.392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296cm" svg:y="3.03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23.467cm" svg:y="18.00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1.8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3.56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D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2:30:26</dc:date>
    <meta:editing-duration>PT21H56M22S</meta:editing-duration>
    <meta:editing-cycles>127</meta:editing-cycles>
    <meta:generator>LibreOffice/3.5$Linux_X86_64 LibreOffice_project/350m1$Build-2</meta:generator>
    <meta:print-date>2012-11-11T21:10:51</meta:print-date>
    <meta:document-statistic meta:object-count="887"/>
  </office:meta>
</office:document-meta>
</file>